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4292e" style:font-name="SFMono-Regular" fo:font-size="9.75pt" fo:letter-spacing="normal" fo:font-style="normal" fo:font-weight="normal" officeooo:rsid="000489b2" officeooo:paragraph-rsid="000489b2"/>
    </style:style>
    <style:style style:name="P2" style:family="paragraph" style:parent-style-name="Preformatted_20_Text">
      <style:text-properties officeooo:paragraph-rsid="00065aa2"/>
    </style:style>
    <style:style style:name="P3" style:family="paragraph" style:parent-style-name="Preformatted_20_Text">
      <style:text-properties fo:background-color="#ffffd7"/>
    </style:style>
    <style:style style:name="P4" style:family="paragraph" style:parent-style-name="Preformatted_20_Text">
      <style:text-properties officeooo:paragraph-rsid="00066a87"/>
    </style:style>
    <style:style style:name="P5" style:family="paragraph" style:parent-style-name="Preformatted_20_Text">
      <style:text-properties fo:color="#800080" officeooo:rsid="00068dc1" officeooo:paragraph-rsid="00092183"/>
    </style:style>
    <style:style style:name="P6" style:family="paragraph" style:parent-style-name="Preformatted_20_Text">
      <style:text-properties officeooo:paragraph-rsid="00092183"/>
    </style:style>
    <style:style style:name="P7" style:family="paragraph" style:parent-style-name="Preformatted_20_Text">
      <style:text-properties officeooo:rsid="00092183" officeooo:paragraph-rsid="00092183"/>
    </style:style>
    <style:style style:name="P8" style:family="paragraph" style:parent-style-name="Preformatted_20_Text">
      <style:text-properties officeooo:rsid="00092183" officeooo:paragraph-rsid="0009c961"/>
    </style:style>
    <style:style style:name="P9" style:family="paragraph" style:parent-style-name="Preformatted_20_Text">
      <style:text-properties officeooo:paragraph-rsid="0009c961"/>
    </style:style>
    <style:style style:name="P10" style:family="paragraph" style:parent-style-name="Preformatted_20_Text">
      <style:text-properties officeooo:rsid="0009c961" officeooo:paragraph-rsid="0009c961"/>
    </style:style>
    <style:style style:name="P11" style:family="paragraph" style:parent-style-name="Preformatted_20_Text">
      <style:text-properties officeooo:rsid="0009c961" officeooo:paragraph-rsid="000b4712"/>
    </style:style>
    <style:style style:name="P12" style:family="paragraph" style:parent-style-name="Preformatted_20_Text">
      <style:text-properties officeooo:paragraph-rsid="000b4712"/>
    </style:style>
    <style:style style:name="P13" style:family="paragraph" style:parent-style-name="Preformatted_20_Text">
      <style:text-properties fo:font-size="10.5pt" officeooo:paragraph-rsid="00092183" style:font-size-asian="10.5pt" style:font-size-complex="10.5pt"/>
    </style:style>
    <style:style style:name="P14" style:family="paragraph" style:parent-style-name="Preformatted_20_Text">
      <style:text-properties fo:font-size="10.5pt" officeooo:paragraph-rsid="000b4712" style:font-size-asian="10.5pt" style:font-size-complex="10.5pt"/>
    </style:style>
    <style:style style:name="P15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6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 officeooo:paragraph-rsid="00066a87"/>
    </style:style>
    <style:style style:name="P17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fo:letter-spacing="normal"/>
    </style:style>
    <style:style style:name="P1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19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P20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  <style:text-properties officeooo:paragraph-rsid="00068513"/>
    </style:style>
    <style:style style:name="P21" style:family="paragraph" style:parent-style-name="Standard">
      <style:text-properties officeooo:paragraph-rsid="000489b2"/>
    </style:style>
    <style:style style:name="P22" style:family="paragraph" style:parent-style-name="Standard">
      <style:text-properties officeooo:paragraph-rsid="00065aa2"/>
    </style:style>
    <style:style style:name="P23" style:family="paragraph" style:parent-style-name="Standard">
      <style:text-properties officeooo:paragraph-rsid="00066a87"/>
    </style:style>
    <style:style style:name="P24" style:family="paragraph" style:parent-style-name="Standard">
      <style:text-properties officeooo:paragraph-rsid="00068513"/>
    </style:style>
    <style:style style:name="P25" style:family="paragraph" style:parent-style-name="Standard">
      <style:text-properties officeooo:rsid="00068dc1" officeooo:paragraph-rsid="00068dc1"/>
    </style:style>
    <style:style style:name="P26" style:family="paragraph" style:parent-style-name="Standard">
      <style:text-properties fo:color="#800080" officeooo:rsid="00068dc1" officeooo:paragraph-rsid="00068dc1"/>
    </style:style>
    <style:style style:name="P27" style:family="paragraph" style:parent-style-name="Standard">
      <style:text-properties officeooo:paragraph-rsid="00068dc1"/>
    </style:style>
    <style:style style:name="P28" style:family="paragraph" style:parent-style-name="Text_20_body">
      <style:text-properties officeooo:paragraph-rsid="00066a87"/>
    </style:style>
    <style:style style:name="P29" style:family="paragraph" style:parent-style-name="Text_20_body">
      <style:text-properties fo:font-size="10.5pt" officeooo:paragraph-rsid="000b4712" style:font-size-asian="10.5pt" style:font-size-complex="10.5pt"/>
    </style:style>
    <style:style style:name="P30" style:family="paragraph" style:parent-style-name="Text_20_body">
      <style:text-properties officeooo:paragraph-rsid="000ce2da"/>
    </style:style>
    <style:style style:name="T1" style:family="text">
      <style:text-properties officeooo:rsid="0003da7a"/>
    </style:style>
    <style:style style:name="T2" style:family="text">
      <style:text-properties fo:color="#800080"/>
    </style:style>
    <style:style style:name="T3" style:family="text">
      <style:text-properties fo:color="#800080" fo:background-color="#e0c2cd" loext:char-shading-value="0"/>
    </style:style>
    <style:style style:name="T4" style:family="text">
      <style:text-properties fo:color="#800080" officeooo:rsid="00065aa2"/>
    </style:style>
    <style:style style:name="T5" style:family="text">
      <style:text-properties fo:color="#800080" style:font-name="SFMono-Regular" fo:font-size="9.75pt" fo:font-style="normal" fo:font-weight="normal"/>
    </style:style>
    <style:style style:name="T6" style:family="text">
      <style:text-properties fo:color="#800080" officeooo:rsid="000b4712"/>
    </style:style>
    <style:style style:name="T7" style:family="text">
      <style:text-properties fo:color="#00a933" fo:background-color="#dde8cb" loext:char-shading-value="0"/>
    </style:style>
    <style:style style:name="T8" style:family="text">
      <style:text-properties fo:color="#00a933" officeooo:rsid="00068513" fo:background-color="#dde8cb" loext:char-shading-value="0"/>
    </style:style>
    <style:style style:name="T9" style:family="text">
      <style:text-properties fo:color="#2a6099"/>
    </style:style>
    <style:style style:name="T10" style:family="text">
      <style:text-properties fo:color="#2a6099" fo:background-color="#dee6ef" loext:char-shading-value="0"/>
    </style:style>
    <style:style style:name="T11" style:family="text">
      <style:text-properties fo:color="#2a6099" style:font-name="SFMono-Regular" fo:font-size="9.75pt" fo:font-style="normal" fo:font-weight="normal"/>
    </style:style>
    <style:style style:name="T12" style:family="text">
      <style:text-properties fo:color="#2a6099" officeooo:rsid="000489b2"/>
    </style:style>
    <style:style style:name="T13" style:family="text">
      <style:text-properties fo:color="#2a6099" fo:background-color="#ffffff" loext:char-shading-value="0"/>
    </style:style>
    <style:style style:name="T14" style:family="text">
      <style:text-properties fo:color="#2a6099" officeooo:rsid="000b4712"/>
    </style:style>
    <style:style style:name="T15" style:family="text">
      <style:text-properties fo:color="#ff8000" fo:background-color="#fff5ce" loext:char-shading-value="0"/>
    </style:style>
    <style:style style:name="T16" style:family="text">
      <style:text-properties fo:color="#ff0000" fo:background-color="#ffd7d7" loext:char-shading-value="0"/>
    </style:style>
    <style:style style:name="T17" style:family="text">
      <style:text-properties fo:color="#ff3838"/>
    </style:style>
    <style:style style:name="T18" style:family="text">
      <style:text-properties fo:background-color="#e0c2cd" loext:char-shading-value="0"/>
    </style:style>
    <style:style style:name="T19" style:family="text">
      <style:text-properties officeooo:rsid="00065aa2" fo:background-color="#e0c2cd" loext:char-shading-value="0"/>
    </style:style>
    <style:style style:name="T20" style:family="text">
      <style:text-properties fo:background-color="#dde8cb" loext:char-shading-value="0"/>
    </style:style>
    <style:style style:name="T21" style:family="text">
      <style:text-properties officeooo:rsid="00068513" fo:background-color="#dde8cb" loext:char-shading-value="0"/>
    </style:style>
    <style:style style:name="T22" style:family="text">
      <style:text-properties fo:color="#55308d" fo:background-color="#dedce6" loext:char-shading-value="0"/>
    </style:style>
    <style:style style:name="T23" style:family="text">
      <style:text-properties fo:background-color="#dedce6" loext:char-shading-value="0"/>
    </style:style>
    <style:style style:name="T24" style:family="text">
      <style:text-properties fo:background-color="#dee6ef" loext:char-shading-value="0"/>
    </style:style>
    <style:style style:name="T25" style:family="text">
      <style:text-properties fo:background-color="#fff5ce" loext:char-shading-value="0"/>
    </style:style>
    <style:style style:name="T26" style:family="text">
      <style:text-properties fo:background-color="#ffdbb6" loext:char-shading-value="0"/>
    </style:style>
    <style:style style:name="T27" style:family="text">
      <style:text-properties officeooo:rsid="000489b2"/>
    </style:style>
    <style:style style:name="T28" style:family="text">
      <style:text-properties fo:color="#e16173"/>
    </style:style>
    <style:style style:name="T29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30" style:family="text">
      <style:text-properties fo:font-variant="normal" fo:text-transform="none" fo:color="#24292e" style:font-name="SFMono-Regular" fo:font-size="9.75pt" fo:letter-spacing="normal" fo:font-style="normal" fo:font-weight="normal" officeooo:rsid="000489b2"/>
    </style:style>
    <style:style style:name="T31" style:family="text">
      <style:text-properties fo:font-variant="normal" fo:text-transform="none" fo:color="#24292e" style:font-name="SFMono-Regular" fo:font-size="9.75pt" fo:letter-spacing="normal" fo:font-style="normal" fo:font-weight="normal" officeooo:rsid="00065aa2"/>
    </style:style>
    <style:style style:name="T32" style:family="text">
      <style:text-properties fo:font-variant="normal" fo:text-transform="none" fo:color="#24292e" style:font-name="SFMono-Regular" fo:font-size="9.75pt" fo:letter-spacing="normal" fo:font-style="normal" fo:font-weight="normal" officeooo:rsid="00066a87"/>
    </style:style>
    <style:style style:name="T33" style:family="text">
      <style:text-properties fo:font-variant="normal" fo:text-transform="none" fo:color="#24292e" style:font-name="SFMono-Regular" fo:font-size="9.75pt" fo:letter-spacing="normal" fo:font-style="normal" fo:font-weight="normal" officeooo:rsid="00066a87" fo:background-color="#ffffd7" loext:char-shading-value="0"/>
    </style:style>
    <style:style style:name="T34" style:family="text">
      <style:text-properties fo:font-variant="normal" fo:text-transform="none" fo:color="#24292e" style:font-name="SFMono-Regular" fo:font-size="9.75pt" fo:letter-spacing="normal" fo:font-style="normal" fo:font-weight="normal" officeooo:rsid="00066a87" fo:background-color="#e0c2cd" loext:char-shading-value="0"/>
    </style:style>
    <style:style style:name="T35" style:family="text">
      <style:text-properties fo:font-variant="normal" fo:text-transform="none" fo:color="#24292e" style:font-name="SFMono-Regular" fo:font-size="9.75pt" fo:letter-spacing="normal" fo:font-style="normal" fo:font-weight="normal" officeooo:rsid="00066a87" fo:background-color="#ffffff" loext:char-shading-value="0"/>
    </style:style>
    <style:style style:name="T36" style:family="text">
      <style:text-properties fo:font-variant="normal" fo:text-transform="none" fo:color="#24292e" style:font-name="SFMono-Regular" fo:font-size="9.75pt" fo:letter-spacing="normal" fo:font-style="normal" fo:font-weight="normal" officeooo:rsid="00068513" fo:background-color="#ffffff" loext:char-shading-value="0"/>
    </style:style>
    <style:style style:name="T37" style:family="text">
      <style:text-properties fo:font-variant="normal" fo:text-transform="none" fo:color="#24292e" fo:letter-spacing="normal"/>
    </style:style>
    <style:style style:name="T38" style:family="text">
      <style:text-properties fo:font-variant="normal" fo:text-transform="none" fo:color="#2a6099" style:font-name="SFMono-Regular" fo:font-size="9.75pt" fo:letter-spacing="normal" fo:font-style="normal" fo:font-weight="normal"/>
    </style:style>
    <style:style style:name="T39" style:family="text">
      <style:text-properties fo:font-variant="normal" fo:text-transform="none" fo:color="#2a6099" style:font-name="SFMono-Regular" fo:font-size="9.75pt" fo:letter-spacing="normal" fo:font-style="normal" fo:font-weight="normal" officeooo:rsid="000489b2"/>
    </style:style>
    <style:style style:name="T40" style:family="text">
      <style:text-properties fo:font-variant="normal" fo:text-transform="none" fo:color="#2a6099" style:font-name="SFMono-Regular" fo:font-size="9.75pt" fo:letter-spacing="normal" fo:font-style="normal" fo:font-weight="normal" officeooo:rsid="00065aa2"/>
    </style:style>
    <style:style style:name="T41" style:family="text">
      <style:text-properties fo:font-variant="normal" fo:text-transform="none" fo:color="#e16173" style:font-name="SFMono-Regular" fo:font-size="9.75pt" fo:letter-spacing="normal" fo:font-style="normal" fo:font-weight="normal" officeooo:rsid="000489b2"/>
    </style:style>
    <style:style style:name="T42" style:family="text">
      <style:text-properties fo:font-variant="normal" fo:text-transform="none" fo:color="#000000" style:font-name="SFMono-Regular" fo:font-size="9.75pt" fo:letter-spacing="normal" fo:font-style="normal" fo:font-weight="normal" officeooo:rsid="000489b2"/>
    </style:style>
    <style:style style:name="T43" style:family="text">
      <style:text-properties fo:font-variant="normal" fo:text-transform="none" fo:color="#000000" style:font-name="SFMono-Regular" fo:font-size="9.75pt" fo:letter-spacing="normal" fo:font-style="normal" fo:font-weight="normal" officeooo:rsid="00065aa2"/>
    </style:style>
    <style:style style:name="T44" style:family="text">
      <style:text-properties fo:font-variant="normal" fo:text-transform="none" fo:color="#032f62" style:font-name="SFMono-Regular" fo:font-size="9.75pt" fo:letter-spacing="normal" fo:font-style="normal" fo:font-weight="normal"/>
    </style:style>
    <style:style style:name="T45" style:family="text">
      <style:text-properties fo:font-variant="normal" fo:text-transform="none" fo:color="#032f62" style:font-name="SFMono-Regular" fo:font-size="9.75pt" fo:letter-spacing="normal" fo:font-style="normal" fo:font-weight="normal" fo:background-color="#ffffd7" loext:char-shading-value="0"/>
    </style:style>
    <style:style style:name="T46" style:family="text">
      <style:text-properties style:font-name="SFMono-Regular" fo:font-size="9.75pt" fo:font-style="normal" fo:font-weight="normal"/>
    </style:style>
    <style:style style:name="T47" style:family="text">
      <style:text-properties style:font-name="SFMono-Regular" fo:font-size="9.75pt" fo:font-style="normal" fo:font-weight="normal" fo:background-color="#e0c2cd" loext:char-shading-value="0"/>
    </style:style>
    <style:style style:name="T48" style:family="text">
      <style:text-properties style:font-name="SFMono-Regular" fo:font-size="9.75pt" fo:font-style="normal" fo:font-weight="normal" fo:background-color="#ffffff" loext:char-shading-value="0"/>
    </style:style>
    <style:style style:name="T49" style:family="text">
      <style:text-properties fo:color="#d73a49"/>
    </style:style>
    <style:style style:name="T50" style:family="text">
      <style:text-properties fo:color="#032f62" style:font-name="SFMono-Regular" fo:font-size="9.75pt" fo:font-style="normal" fo:font-weight="normal"/>
    </style:style>
    <style:style style:name="T51" style:family="text">
      <style:text-properties fo:color="#000000"/>
    </style:style>
    <style:style style:name="T52" style:family="text">
      <style:text-properties fo:color="#000000" officeooo:rsid="00065aa2"/>
    </style:style>
    <style:style style:name="T53" style:family="text">
      <style:text-properties fo:color="#000000" officeooo:rsid="00065aa2" fo:background-color="#e0c2cd" loext:char-shading-value="0"/>
    </style:style>
    <style:style style:name="T54" style:family="text">
      <style:text-properties fo:color="#000000" fo:background-color="#ffffff" loext:char-shading-value="0"/>
    </style:style>
    <style:style style:name="T55" style:family="text">
      <style:text-properties fo:color="#000000" officeooo:rsid="0007521f"/>
    </style:style>
    <style:style style:name="T56" style:family="text">
      <style:text-properties fo:color="#000000" officeooo:rsid="00092183"/>
    </style:style>
    <style:style style:name="T57" style:family="text">
      <style:text-properties fo:color="#000000" officeooo:rsid="00068dc1"/>
    </style:style>
    <style:style style:name="T58" style:family="text">
      <style:text-properties officeooo:rsid="00065aa2"/>
    </style:style>
    <style:style style:name="T59" style:family="text">
      <style:text-properties fo:color="#005cc5"/>
    </style:style>
    <style:style style:name="T60" style:family="text">
      <style:text-properties fo:color="#005cc5" style:font-name="SFMono-Regular" fo:font-size="9.75pt" fo:font-style="normal" fo:font-weight="normal"/>
    </style:style>
    <style:style style:name="T61" style:family="text">
      <style:text-properties fo:color="#005cc5" style:font-name="SFMono-Regular" fo:font-size="9.75pt" fo:font-style="normal" fo:font-weight="normal" fo:background-color="#ffffff" loext:char-shading-value="0"/>
    </style:style>
    <style:style style:name="T62" style:family="text">
      <style:text-properties style:font-name="Liberation Mono" fo:font-size="10pt" officeooo:rsid="00065aa2" style:font-name-asian="Noto Sans Mono CJK SC" style:font-size-asian="10pt" style:font-name-complex="Liberation Mono" style:font-size-complex="10pt"/>
    </style:style>
    <style:style style:name="T63" style:family="text">
      <style:text-properties style:font-name="Liberation Mono" fo:font-size="10pt" officeooo:rsid="00065aa2" fo:background-color="#ffffd7" loext:char-shading-value="0" style:font-name-asian="Noto Sans Mono CJK SC" style:font-size-asian="10pt" style:font-name-complex="Liberation Mono" style:font-size-complex="10pt"/>
    </style:style>
    <style:style style:name="T64" style:family="text">
      <style:text-properties fo:background-color="#ffffd7" loext:char-shading-value="0"/>
    </style:style>
    <style:style style:name="T65" style:family="text">
      <style:text-properties officeooo:rsid="00066a87" fo:background-color="#ffffd7" loext:char-shading-value="0"/>
    </style:style>
    <style:style style:name="T66" style:family="text">
      <style:text-properties officeooo:rsid="00066a87"/>
    </style:style>
    <style:style style:name="T67" style:family="text">
      <style:text-properties fo:background-color="#ffffff" loext:char-shading-value="0"/>
    </style:style>
    <style:style style:name="T68" style:family="text">
      <style:text-properties officeooo:rsid="00068513"/>
    </style:style>
    <style:style style:name="T69" style:family="text">
      <style:text-properties officeooo:rsid="0007521f"/>
    </style:style>
    <style:style style:name="T70" style:family="text">
      <style:text-properties officeooo:rsid="00092183"/>
    </style:style>
    <style:style style:name="T71" style:family="text">
      <style:text-properties officeooo:rsid="0009c961"/>
    </style:style>
    <style:style style:name="T72" style:family="text">
      <style:text-properties officeooo:rsid="000b4712"/>
    </style:style>
    <style:style style:name="T73" style:family="text">
      <style:text-properties officeooo:rsid="000ce2da"/>
    </style:style>
    <style:style style:name="T74" style:family="text">
      <style:text-properties fo:font-size="10.5pt" officeooo:rsid="000ce2da" style:font-size-asian="10.5pt" style:font-size-complex="10.5pt"/>
    </style:style>
    <style:style style:name="T75" style:family="text">
      <style:text-properties fo:font-size="7pt" officeooo:rsid="000ce2da" style:font-size-asian="7pt" style:font-size-complex="7pt"/>
    </style:style>
    <style:style style:name="T76" style:family="text">
      <style:text-properties style:font-name="Liberation Mono"/>
    </style:style>
    <style:style style:name="T77" style:family="text">
      <style:text-properties style:font-name="Liberation Mono" officeooo:rsid="000ce2da"/>
    </style:style>
    <style:style style:name="T78" style:family="text">
      <style:text-properties style:font-name="Liberation Mono" fo:font-size="10.5pt" style:font-size-asian="10.5pt" style:font-size-complex="10.5pt"/>
    </style:style>
    <style:style style:name="T79" style:family="text">
      <style:text-properties style:font-name="Liberation Mono" fo:font-size="10.5pt" officeooo:rsid="000ce2da" style:font-size-asian="10.5pt" style:font-size-complex="10.5pt"/>
    </style:style>
    <style:style style:name="T80" style:family="text">
      <style:text-properties style:font-name="Liberation Mono" fo:font-size="12pt" style:font-size-asian="12pt" style:font-size-complex="12pt"/>
    </style:style>
    <style:style style:name="T81" style:family="text">
      <style:text-properties style:font-name="Liberation Mono" fo:font-size="12pt" officeooo:rsid="000ce2da" style:font-size-asian="12pt" style:font-size-complex="12pt"/>
    </style:style>
    <style:style style:name="T82" style:family="text">
      <style:text-properties style:font-name="Liberation Mono" fo:font-size="11pt" style:font-size-asian="11pt" style:font-size-complex="11pt"/>
    </style:style>
    <style:style style:name="T83" style:family="text">
      <style:text-properties style:font-name="Liberation Mono" fo:font-size="11pt" officeooo:rsid="000ce2da" style:font-size-asian="11pt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Emphasis"><text:span text:style-name="T1">A</text:span></text:span><text:span text:style-name="Emphasis">ntes que nada como dice la consigna, las respuestas las redacte de una forma no tan formal para que un niño pudiera entenderlas.</text:span></text:p>
      <text:p text:style-name="Standard">Para poder empezar a escribir códigos en <text:span text:style-name="T1">J</text:span>ava<text:span text:style-name="T1">S</text:span>cript y poder plasmar tu creatividad para crear las aplicaciones que quieras.</text:p>
      <text:p text:style-name="Standard"><text:span text:style-name="T1">E</text:span>s necesarios que entiendas estos simples conceptos:</text:p>
      <text:p text:style-name="Standard"><text:span text:style-name="T18">las </text:span><text:span text:style-name="Strong_20_Emphasis"><text:span text:style-name="T3">variables</text:span></text:span><text:span text:style-name="T18">,</text:span> <text:span text:style-name="T23">las </text:span><text:span text:style-name="T22">funciones</text:span><text:span text:style-name="T23">,</text:span><text:span text:style-name="T20"> los </text:span><text:span text:style-name="T7">strings</text:span><text:span text:style-name="T20">,</text:span> <text:span text:style-name="T24">las </text:span><text:span text:style-name="T10">declaraciones</text:span><text:span text:style-name="T24"> (</text:span><text:span text:style-name="T10">if</text:span><text:span text:style-name="T24">) </text:span>y <text:span text:style-name="T25">los valores </text:span><text:span text:style-name="T15">booleanos</text:span><text:span text:style-name="T25">(</text:span><text:span text:style-name="T15">true</text:span><text:span text:style-name="T25">, </text:span><text:span text:style-name="T15">false</text:span><text:span text:style-name="T25">).</text:span></text:p>
      <text:p text:style-name="Standard">las <text:span text:style-name="T2">variables</text:span> sirven para asiginar un nombre "x" a un código o valor que quieras que sea representado por ese nombre, ya sea para resumir un codigo largo en una palabra o letra.</text:p>
      <text:p text:style-name="Standard">O también para mejor comprención tanto como para vos como para el que vaya a leer la cadena de códigos que escribas.</text:p>
      <text:p text:style-name="Standard">por ej:</text:p>
      <text:p text:style-name="Standard"><text:span text:style-name="T2"><text:tab/>var</text:span> a = 1;</text:p>
      <text:p text:style-name="Standard"><text:span text:style-name="T2"><text:tab/>var</text:span> b = 2;</text:p>
      <text:p text:style-name="Standard"><text:span text:style-name="T2"><text:tab/>var</text:span> c = a + b;</text:p>
      <text:p text:style-name="Standard"><text:span text:style-name="T1">por lo tanto <text:s/></text:span>c <text:span text:style-name="T1">es igual a</text:span> 3</text:p>
      <text:p text:style-name="Standard">la letra "a" vale "1" y la letra "b" vale "2". por lo tanto la letra "c" seria lo mismo que escribir a y b, este ejemplo es muy basico, pero de esta misma forma se puede ahorrar mucho trabajo a la hora de escribir una cadena de codigos.</text:p>
      <text:p text:style-name="Standard">o en un caso un poquito más complejo:</text:p>
      <text:p text:style-name="Standard"><text:span text:style-name="T2"><text:tab/>var</text:span> <text:span text:style-name="T16">d</text:span> = document.getElementById;</text:p>
      <text:p text:style-name="Standard"><text:span text:style-name="T2"><text:tab/>var</text:span> <text:span text:style-name="T17">lienzo</text:span> = <text:span text:style-name="T16">d</text:span>.document.getContext("2d");</text:p>
      <text:p text:style-name="Standard">Escribiendo la letra "<text:span text:style-name="T16">d</text:span>" nos ahorramos escribir todo el codigo "document.getElementById".</text:p>
      <text:p text:style-name="Standard"><text:tab/>Las funciones son una parte muy importante de todo lenguaje de programacion y sobre todo en JavaScript. Són tipos particulares de Objetos, llamados <text:span text:style-name="T26">callable objects</text:span> u objetos invocables, por lo que tienen las mismas propiedades que cualquier objeto.</text:p>
      <text:p text:style-name="Standard">lo que hace especial a las funciones es que con la misma, podemos invocar a otro comando <text:span text:style-name="T27">teniendo</text:span> un abanico de funciones.</text:p>
      <text:p text:style-name="Standard">Voy a usar de ejemplo el ajedrez. En el ajedrez tenemos diferentes fichas con diferentes movimientos.</text:p>
      <text:p text:style-name="Standard">El Caballo se mueve en forma de L, el Alfil en diagonal y la Torre en forma recta.</text:p>
      <text:p text:style-name="Standard">Bueno en JavaScript parecido, las fichas son funciones y dependiendo cual uses va a tener un resultado distinto.</text:p>
      <text:p text:style-name="Standard">Hay 3 tipos de funciones que son muy comunes:</text:p>
      <text:p text:style-name="Standard">1)<text:span text:style-name="T9">function</text:span> <text:span text:style-name="T28">miFuncion</text:span>() {}</text:p>
      <text:p text:style-name="Standard">2)<text:span text:style-name="T2">var</text:span> <text:span text:style-name="T28">otraFuncion</text:span> = <text:span text:style-name="T9">function</text:span> () {};</text:p>
      <text:p text:style-name="Standard">3)<text:span text:style-name="T2">var</text:span> <text:span text:style-name="T28">yOtra</text:span> = () =&gt; {};</text:p>
      <text:p text:style-name="P21"><text:span text:style-name="T27">Una funcion comenzará con la palabra clave </text:span><text:span text:style-name="Emphasis"><text:span text:style-name="T27">function, </text:span></text:span><text:span text:style-name="T27">esto le dice a tu programa que lo que sigue es una funcion y debe tratarse como tal, d</text:span>espués viene el nombre de la función, nos gusta dar nombres de funciones que describan lo que hacen. Luego viene un paréntesis abierto y uno cer<text:span text:style-name="T27">r</text:span>a<text:span text:style-name="T27">d</text:span>o. Y finalmente, abra y cierre los corchetes. Entre estos corchetes es donde irá todo nuestro código a ejecutar.</text:p>
      <text:p text:style-name="P21"><text:span text:style-name="T27"><text:tab/></text:span></text:p>
      <text:p text:style-name="P1"><text:span text:style-name="T9"><text:tab/>function</text:span> <text:span text:style-name="T28">logHola</text:span>() {</text:p>
      <text:p text:style-name="P17"><text:s text:c="6"/><text:span text:style-name="T46">console.</text:span><text:span text:style-name="T11">log</text:span><text:span text:style-name="T46">(</text:span><text:span text:style-name="T50">'hola!'</text:span><text:span text:style-name="T46">);</text:span></text:p>
      <text:p text:style-name="P19"><text:span text:style-name="T29"><text:tab/>}</text:span></text:p>
      <text:p text:style-name="P18"><text:span text:style-name="T9"><text:tab/>logHola</text:span>();</text:p>
      <text:p text:style-name="P22">En este ejemplo declaramos una función <text:span text:style-name="T41">logHola</text:span><text:span text:style-name="T42"> </text:span><text:span text:style-name="T43">y</text:span><text:span text:style-name="T51"> </text:span>la <text:span text:style-name="T58">ejecutamos</text:span> en<text:span text:style-name="T37"> </text:span><text:span text:style-name="T29">console.</text:span><text:span text:style-name="T38">log</text:span><text:span text:style-name="T29">(</text:span><text:span text:style-name="T44">'hola!'</text:span><text:span text:style-name="T29">);</text:span> Entonces podemos ver que para ejecutar esta función, <text:span text:style-name="T58">es necesario</text:span> escribir el nombre y los paréntesis. Esta es la <text:span text:style-name="T58">forma en la que se</text:span> ejecuta una función. Una función siempre necesita paréntesis para ejecutarse.</text:p>
      <text:p text:style-name="P22"/>
      <text:p text:style-name="P22"/>
      <text:p text:style-name="P22"/>
      <text:p text:style-name="Text_20_body"><text:soft-page-break/>Ahora que podemos ejecutar una función básica, vamos a comenzar a pasarle argumentos.</text:p>
      <text:p text:style-name="P2"><text:span text:style-name="T39">function</text:span><text:span text:style-name="T30"> </text:span><text:span text:style-name="T41">logHola</text:span>(<text:span text:style-name="T19">nombre</text:span>) </text:p>
      <text:p text:style-name="P2">{</text:p>
      <text:p text:style-name="P2"><text:s text:c="4"/><text:span text:style-name="T4">var </text:span><text:span text:style-name="T53">nombre</text:span><text:span text:style-name="T52"> = Juan;</text:span></text:p>
      <text:p text:style-name="P4"><text:s text:c="4"/><text:span text:style-name="T29">console.</text:span><text:span text:style-name="T38">log</text:span><text:span text:style-name="T29">(</text:span><text:span text:style-name="T32">“</text:span><text:span text:style-name="T44">hola, “</text:span> + <text:span text:style-name="T18">nombre</text:span><text:span text:style-name="T64"> </text:span><text:span text:style-name="T65">+</text:span><text:span text:style-name="T64"> </text:span><text:span text:style-name="T33">“</text:span><text:span text:style-name="T64"> !</text:span><text:span text:style-name="T45">“</text:span>);</text:p>
      <text:p text:style-name="Preformatted_20_Text">}</text:p>
      <text:p text:style-name="Preformatted_20_Text"/>
      <text:p text:style-name="P3"><text:span text:style-name="T62">hola, Juan !</text:span></text:p>
      <text:p text:style-name="Preformatted_20_Text"><text:span text:style-name="T62"/></text:p>
      <text:p text:style-name="P28">Si agregamos una variable <text:span text:style-name="T58">dentro de los corchetes de la funcion </text:span><text:span text:style-name="T41">logHola </text:span><text:span text:style-name="T58">solo “vivira” dentro de la misma</text:span>. <text:span text:style-name="T58">Ponemos en funcionamiento</text:span> el valor de esta variable pasándola <text:span text:style-name="T58">por <text:s/></text:span><text:span text:style-name="T31">console.</text:span><text:span text:style-name="T40">log</text:span> cuando la llamamos. Entonces <text:span text:style-name="T58">nos dara como resultado </text:span><text:span text:style-name="Source_20_Text">nombre </text:span><text:span text:style-name="Source_20_Text"><text:span text:style-name="T63">hola, Juan !</text:span></text:span>.</text:p>
      <text:p text:style-name="P23"><text:span text:style-name="T66">Tambien p</text:span>odemos agregar múltiples argumentos colocando un <text:span text:style-name="T66">punto y</text:span> coma entre ellos:</text:p>
      <text:p text:style-name="P15"><text:span text:style-name="T49"/></text:p>
      <text:p text:style-name="P16"><text:span text:style-name="T17">sumarDosNumeros</text:span><text:span text:style-name="T49">(</text:span><text:span text:style-name="T59">1</text:span><text:span text:style-name="T49">, </text:span><text:span text:style-name="T59">5</text:span><text:span text:style-name="T49">); </text:span></text:p>
      <text:p text:style-name="P16"><text:span text:style-name="T12">function</text:span> <text:span text:style-name="T17">sumarDosNumeros</text:span>(<text:span text:style-name="T13">a </text:span><text:span text:style-name="T54">,</text:span><text:span text:style-name="T67"> </text:span><text:span text:style-name="T13">b</text:span>) </text:p>
      <text:p text:style-name="P16">{</text:p>
      <text:p text:style-name="P17"><text:s text:c="2"/><text:span text:style-name="T5">var</text:span><text:span text:style-name="T46"> </text:span><text:span text:style-name="T47">suma</text:span><text:span text:style-name="T46"> </text:span><text:span text:style-name="T60">=</text:span><text:span text:style-name="T46"> </text:span><text:span text:style-name="T48">a </text:span><text:span text:style-name="T61">+</text:span><text:span text:style-name="T48"> b</text:span><text:span text:style-name="T46">;</text:span></text:p>
      <text:p text:style-name="P17"><text:s text:c="2"/><text:span text:style-name="T5">return</text:span><text:span text:style-name="T46"> </text:span><text:span text:style-name="T47">suma</text:span><text:span text:style-name="T46">;</text:span></text:p>
      <text:p text:style-name="P18">}</text:p>
      <text:p text:style-name="P20"><text:span text:style-name="T66">En este ejemplo usamos el argumento </text:span><text:span text:style-name="Emphasis"><text:span text:style-name="T66">return</text:span></text:span><text:span text:style-name="T66">, que lo que hace es devolvernos la variable que le asignemos en este caso </text:span><text:span text:style-name="T34">suma</text:span><text:span text:style-name="T35">. </text:span><text:span text:style-name="T36">tampoco </text:span><text:span text:style-name="T68">usamos </text:span><text:span text:style-name="Source_20_Text">console.log </text:span><text:span text:style-name="Source_20_Text"><text:span text:style-name="T68">porque quiero que el resultado me salga en mi consola para despues usarlo en otra funcion y no en la consola del servidor.</text:span></text:span></text:p>
      <text:p text:style-name="P20"><text:span text:style-name="Source_20_Text"/></text:p>
      <text:p text:style-name="P24">En el mundo de la programacion existen tipos de datos que informan(a la consola y/<text:span text:style-name="T68">o</text:span> a la persona que lea estos datos), que clase de datos <text:span text:style-name="T58">le</text:span> vamos a indicar o informacion que se va a manejar.</text:p>
      <text:p text:style-name="Standard">Esto incluye poner restricciones en los datos, como qué valores se pueden tomar y qué operaciones se pueden realizar.</text:p>
      <text:p text:style-name="Standard">Los tipos de datos aceptados varían de lenguaje en lenguaje, pero en el caso de javascript <text:span text:style-name="T68">voy a explicar los tres datos primitivos que dije anteriormente.</text:span></text:p>
      <text:p text:style-name="Standard"/>
      <text:p text:style-name="P24"><text:span text:style-name="T21">Los “</text:span><text:span text:style-name="T8">string</text:span><text:span text:style-name="T21">”</text:span><text:span text:style-name="T68"> </text:span>son bloques de texto, siempre se definirán entre comillas, ya sea simple o doble.</text:p>
      <text:p text:style-name="P25">Por ende siempre que vean algo entre comillas significa que es una cadena de texto.</text:p>
      <text:p text:style-name="P26"><text:span text:style-name="T51"/></text:p>
      <text:p text:style-name="P26"><text:span text:style-name="T51"><text:tab/></text:span>var<text:span text:style-name="T51"> usuario = “Juan”;</text:span></text:p>
      <text:p text:style-name="P26"><text:span text:style-name="T51"><text:tab/></text:span><text:span text:style-name="T70">v</text:span>ar<text:span text:style-name="T51"> edadUsuario = 13;</text:span></text:p>
      <text:p text:style-name="P5"><text:span text:style-name="T51"><text:tab/></text:span><text:span text:style-name="T69">var</text:span><text:span text:style-name="T55"> numero = “</text:span><text:span text:style-name="T56">13</text:span><text:span text:style-name="T55">”;</text:span></text:p>
      <text:p text:style-name="P26"><text:span text:style-name="T51"/></text:p>
      <text:p text:style-name="P27"><text:span text:style-name="T57">para la consola el valor de edadUsuario es un numero, en cambio el valor de </text:span><text:span text:style-name="T56">numero</text:span><text:span text:style-name="T57"> es un texto porque esta entre comillas.</text:span></text:p>
      <text:p text:style-name="P26"><text:span text:style-name="T51"/></text:p>
      <text:p text:style-name="Text_20_body"><text:span text:style-name="T15"/></text:p>
      <text:p text:style-name="Text_20_body"><text:span text:style-name="T15"/></text:p>
      <text:p text:style-name="Text_20_body"><text:span text:style-name="T15"/></text:p>
      <text:p text:style-name="Text_20_body"><text:span text:style-name="T15"/></text:p>
      <text:p text:style-name="Text_20_body"><text:soft-page-break/><text:span text:style-name="T15">Los booleanos</text:span><text:span text:style-name="T25"> </text:span>Es un concepto que alimenta el código binario y el núcleo de las computadoras. Esencialmente significa que tiene dos opciones, activar o desactivar, 0 o 1, verdadero o falso. En Java<text:span text:style-name="T69">S</text:span>cript usamos booleanos para significar verdadero o falso. Esto puede parecer simple al principio, pero puede complicarse más adelante. </text:p>
      <text:p text:style-name="P13"><text:tab/><text:span text:style-name="T71">e</text:span><text:span text:style-name="T70">dadUsuario === numero</text:span></text:p>
      <text:p text:style-name="P14"><text:tab/><text:span text:style-name="T70">false</text:span></text:p>
      <text:p text:style-name="P29"><text:tab/><text:span text:style-name="T72">e</text:span><text:span text:style-name="T71">dadUsuario = numero</text:span></text:p>
      <text:p text:style-name="P14"><text:tab/><text:span text:style-name="T71">true</text:span><text:tab/></text:p>
      <text:p text:style-name="P6"/>
      <text:p text:style-name="P9"><text:span text:style-name="T71">Aca hay algo nuevo que es el signo igual, al haber 3 signos iguales lo que hago es que ambas comparaciones tienen que ser exactamente iguales y lo son, ambas tienen un valor de 13 </text:span><text:span text:style-name="T72">pero </text:span><text:span text:style-name="T71">como explique antes aca comparo un </text:span><text:span text:style-name="Emphasis"><text:span text:style-name="T71">numero</text:span></text:span><text:span text:style-name="T71"> vs un </text:span><text:span text:style-name="Emphasis"><text:span text:style-name="T71">string</text:span></text:span><text:span text:style-name="T71">. </text:span><text:span text:style-name="T72">En cambio en el ejemplo de abajo tiene 1 signo igual y lo que hace a diferencia de los 3 signos igual es que compara pero si uno es un numero y el otro un string los iguala para compararlos y si dan lo mismo da </text:span><text:span text:style-name="Emphasis"><text:span text:style-name="T72">true</text:span></text:span><text:span text:style-name="T72"> sino da </text:span><text:span text:style-name="Emphasis"><text:span text:style-name="T72">false. </text:span></text:span><text:span text:style-name="T72">Como</text:span><text:span text:style-name="Emphasis"><text:span text:style-name="T72"> </text:span></text:span><text:span text:style-name="T72">ambos tiene el mismo valor al emparejarlos para compararlos da</text:span><text:span text:style-name="Emphasis"><text:span text:style-name="T72"> true.</text:span></text:span></text:p>
      <text:p text:style-name="P8"><text:span text:style-name="T72">S</text:span>i<text:span text:style-name="T71">no </text:span>tambien <text:span text:style-name="T71">para afirmar que algo es verdadero, de no ser asi es falso</text:span></text:p>
      <text:p text:style-name="P8"><text:s/></text:p>
      <text:p text:style-name="P7"><text:tab/><text:span text:style-name="T71">var edadMinima = true;</text:span></text:p>
      <text:p text:style-name="P6"/>
      <text:p text:style-name="P10"><text:span text:style-name="T10">Las declaraciones</text:span><text:span text:style-name="T24"> (</text:span><text:span text:style-name="T10">if</text:span><text:span text:style-name="T24">)</text:span> sirven para abrir caminos y dar resultados diferentes, o <text:span text:style-name="T72">acompañado de los booleanos true</text:span> o fals<text:span text:style-name="T72">e</text:span>. Tal como dice la palabra “if” que en español significaria “si x cosa es...”</text:p>
      <text:p text:style-name="P10"/>
      <text:p text:style-name="P11"><text:tab/><text:span text:style-name="T14">function</text:span><text:span text:style-name="T72"> mayorDeEdad</text:span><text:span text:style-name="T70"> </text:span><text:span text:style-name="T72">(</text:span><text:span text:style-name="T6">inserteEdad</text:span><text:span text:style-name="T72">)</text:span></text:p>
      <text:p text:style-name="P11"><text:tab/><text:span text:style-name="T72">{</text:span></text:p>
      <text:p text:style-name="P12"><text:span text:style-name="T70"><text:tab/><text:tab/></text:span><text:span text:style-name="T14">if</text:span><text:span text:style-name="T72"> </text:span><text:span text:style-name="T70">(</text:span><text:span text:style-name="T6">inserteEdad</text:span><text:span text:style-name="T70"> &lt; </text:span><text:span text:style-name="T72">18</text:span><text:span text:style-name="T70">)</text:span></text:p>
      <text:p text:style-name="P12"><text:span text:style-name="T72"><text:tab/><text:tab/>{</text:span></text:p>
      <text:p text:style-name="P12"><text:tab/><text:tab/><text:tab/><text:span text:style-name="T6">return</text:span><text:span text:style-name="T72"> true;</text:span></text:p>
      <text:p text:style-name="P12"><text:tab/><text:tab/><text:span text:style-name="T29">}</text:span></text:p>
      <text:p text:style-name="P12"><text:tab/><text:tab/><text:span text:style-name="T6">return</text:span><text:span text:style-name="T72"> false;</text:span></text:p>
      <text:p text:style-name="P12"><text:tab/><text:span text:style-name="T29">}</text:span></text:p>
      <text:p text:style-name="P30"><text:span text:style-name="T78">Aquí estamos tomando un número (</text:span><text:span text:style-name="T79">inserte</text:span><text:span text:style-name="Source_20_Text"><text:span text:style-name="T79">Edad</text:span></text:span><text:span text:style-name="T78">) y verificando si la declaración es </text:span><text:span text:style-name="Source_20_Text"><text:span text:style-name="T78">true</text:span></text:span><text:span text:style-name="T78">, </text:span><text:span text:style-name="T79">si la edad es 22(</text:span><text:span text:style-name="Source_20_Text"><text:span text:style-name="T79">22&gt;18</text:span></text:span><text:span text:style-name="T79">)</text:span><text:span text:style-name="T78">, </text:span><text:span text:style-name="T79">la consola devolvera</text:span><text:span text:style-name="Source_20_Text"><text:span text:style-name="T78"> </text:span></text:span><text:span text:style-name="Source_20_Text"><text:span text:style-name="T79">true</text:span></text:span><text:span text:style-name="T78">, y la función se detendrá. Si no es así, omitirá </text:span><text:span text:style-name="T79">e</text:span><text:span text:style-name="T78">se código y </text:span><text:span text:style-name="T79">saltara al siguiente la cual </text:span><text:span text:style-name="T78">devolverá </text:span><text:span text:style-name="T79">false</text:span></text:p>
      <text:p text:style-name="Text_20_body"><text:span text:style-name="T78">El símbolo "mayor que" (</text:span><text:span text:style-name="Source_20_Text"><text:span text:style-name="T78">&gt;</text:span></text:span><text:span text:style-name="T78">) que ve en el último ejemplo se llama </text:span><text:span text:style-name="Emphasis"><text:span text:style-name="T78">Operador de comparación, </text:span></text:span><text:span text:style-name="Emphasis"><text:span text:style-name="T79">la cual cualpara si un objeto es mayor que el otro</text:span></text:span><text:span text:style-name="T78">.</text:span></text:p>
      <text:p text:style-name="Preformatted_20_Text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3T11:14:09.826178358</meta:creation-date>
    <dc:date>2020-07-23T13:14:22.819714981</dc:date>
    <meta:editing-duration>PT1M9S</meta:editing-duration>
    <meta:editing-cycles>1</meta:editing-cycles>
    <meta:document-statistic meta:table-count="0" meta:image-count="0" meta:object-count="0" meta:page-count="3" meta:paragraph-count="77" meta:word-count="1074" meta:character-count="6184" meta:non-whitespace-character-count="5127"/>
    <meta:generator>LibreOffice/6.4.4.2$Linux_X86_64 LibreOffice_project/40$Build-2</meta:generator>
  </office:meta>
</office:document-meta>
</file>